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'Driod Sans Mono', monospace"/>
    <style:font-face style:name="Helvetica Neue" svg:font-family="'Helvetica Neue', Helvetica, 'Segoe UI', Arial, freesans, sans-serif, 'Apple Color Emoji', 'Segoe UI Emoji', 'Segoe UI Symbol'"/>
    <style:font-face style:name="Lato" svg:font-family="Lato, proxima-nova, 'Helvetica Neue', Arial, sans-serif"/>
    <style:font-face style:name="Roboto Slab" svg:font-family="'Roboto Slab', ff-tisa-web-pro, Georgi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line-height="150%" fo:text-align="justify" style:justify-single-word="false"/>
      <style:text-properties fo:font-variant="normal" fo:text-transform="none" fo:color="#404040" style:font-name="Roboto Slab" fo:font-size="16pt" fo:letter-spacing="normal" fo:font-style="normal" fo:font-weight="bold" officeooo:paragraph-rsid="0005f72f"/>
    </style:style>
    <style:style style:name="P2" style:family="paragraph" style:parent-style-name="Heading_20_2">
      <style:paragraph-properties fo:line-height="150%" fo:text-align="justify" style:justify-single-word="false"/>
      <style:text-properties fo:font-variant="normal" fo:text-transform="none" fo:color="#404040" style:font-name="Roboto Slab" fo:font-size="16pt" fo:letter-spacing="normal" fo:font-style="normal" fo:font-weight="bold" officeooo:rsid="00036048" officeooo:paragraph-rsid="0005f72f"/>
    </style:style>
    <style:style style:name="P3" style:family="paragraph" style:parent-style-name="Heading_20_2">
      <style:paragraph-properties fo:line-height="150%" fo:text-align="justify" style:justify-single-word="false"/>
      <style:text-properties fo:font-variant="normal" fo:text-transform="none" fo:color="#404040" style:font-name="Roboto Slab" fo:font-size="20pt" fo:letter-spacing="normal" fo:font-style="normal" style:text-underline-style="solid" style:text-underline-width="auto" style:text-underline-color="font-color" fo:font-weight="bold" officeooo:rsid="00036048" officeooo:paragraph-rsid="00148602"/>
    </style:style>
    <style:style style:name="P4" style:family="paragraph" style:parent-style-name="Heading_20_2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fo:font-variant="normal" fo:text-transform="none" fo:color="#404040" style:font-name="Roboto Slab" fo:font-size="16pt" fo:letter-spacing="normal" fo:font-style="normal" fo:font-weight="bold" officeooo:paragraph-rsid="00275cbd"/>
    </style:style>
    <style:style style:name="P5" style:family="paragraph" style:parent-style-name="Heading_20_2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fo:font-variant="normal" fo:text-transform="none" fo:color="#404040" style:font-name="Roboto Slab" fo:font-size="16pt" fo:letter-spacing="normal" fo:font-style="normal" fo:font-weight="bold" officeooo:rsid="000d7f32" officeooo:paragraph-rsid="000d7f32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rsid="000d7f32" officeooo:paragraph-rsid="000d7f32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paragraph-rsid="000d7f32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paragraph-rsid="00188458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paragraph-rsid="00243f88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paragraph-rsid="0030fc39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rsid="000e6861" officeooo:paragraph-rsid="000d7f32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rsid="001124da" officeooo:paragraph-rsid="001124da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fo:font-variant="normal" fo:text-transform="none" fo:color="#333333" style:font-name="Helvetica Neue" fo:font-size="12pt" fo:letter-spacing="normal" fo:font-style="normal" fo:font-weight="normal" officeooo:rsid="001124da" officeooo:paragraph-rsid="001124da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fo:font-variant="normal" fo:text-transform="none" fo:color="#404040" style:font-name="Roboto Slab" fo:font-size="16pt" fo:letter-spacing="normal" fo:font-style="normal" fo:font-weight="bold" officeooo:rsid="001124da" officeooo:paragraph-rsid="002e3ef7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fo:font-style="italic" style:text-underline-style="none" fo:font-weight="normal" officeooo:paragraph-rsid="0030fc39" style:font-style-asian="italic" style:font-weight-asian="normal" style:font-style-complex="italic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rsid="000f7cbd" officeooo:paragraph-rsid="0035a284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officeooo:rsid="00188458" officeooo:paragraph-rsid="0026bd6e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officeooo:rsid="00188458" officeooo:paragraph-rsid="002b0121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officeooo:rsid="000d7f32" officeooo:paragraph-rsid="0026bd6e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officeooo:paragraph-rsid="0026bd6e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officeooo:paragraph-rsid="00332d26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officeooo:rsid="002b0121" officeooo:paragraph-rsid="002b0121"/>
    </style:style>
    <style:style style:name="P23" style:family="paragraph" style:parent-style-name="Heading_20_2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404040" style:font-name="Roboto Slab" fo:font-size="16pt" fo:letter-spacing="normal" fo:font-style="normal" fo:font-weight="bold" officeooo:rsid="001af7f4" officeooo:paragraph-rsid="0029c14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#eeeeee" fo:padding="0in" fo:border="none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normal" officeooo:rsid="00188458" officeooo:paragraph-rsid="00188458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#eeeeee" fo:padding="0in" fo:border="none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normal" officeooo:rsid="00188458" officeooo:paragraph-rsid="002f9c7c"/>
    </style:style>
    <style:style style:name="P26" style:family="paragraph" style:parent-style-name="Heading_20_2">
      <style:paragraph-properties fo:margin-top="0in" fo:margin-bottom="0in" style:contextual-spacing="false" fo:line-height="150%" fo:text-align="justify" style:justify-single-word="false" fo:widows="1" fo:padding="0in" fo:border="none"/>
      <style:text-properties officeooo:rsid="0006b2d5" officeooo:paragraph-rsid="00148602"/>
    </style:style>
    <style:style style:name="P27" style:family="paragraph" style:parent-style-name="Heading_20_2">
      <style:paragraph-properties fo:margin-top="0in" fo:margin-bottom="0in" style:contextual-spacing="false" fo:line-height="150%" fo:text-align="justify" style:justify-single-word="false" fo:widows="1" fo:padding="0in" fo:border="none"/>
      <style:text-properties officeooo:rsid="00163340" officeooo:paragraph-rsid="001af7f4"/>
    </style:style>
    <style:style style:name="P28" style:family="paragraph" style:parent-style-name="Heading_20_2">
      <style:paragraph-properties fo:margin-top="0in" fo:margin-bottom="0in" style:contextual-spacing="false" fo:line-height="150%" fo:text-align="justify" style:justify-single-word="false" fo:widows="1" fo:padding="0in" fo:border="none"/>
      <style:text-properties fo:font-variant="normal" fo:text-transform="none" fo:color="#404040" style:font-name="Roboto Slab" fo:font-size="16pt" fo:letter-spacing="normal" fo:font-style="normal" style:text-underline-style="none" fo:font-weight="bold" officeooo:rsid="000d7f32" officeooo:paragraph-rsid="000d7f32" style:font-style-asian="normal" style:font-style-complex="normal"/>
    </style:style>
    <style:style style:name="P29" style:family="paragraph" style:parent-style-name="Heading_20_2">
      <style:paragraph-properties fo:margin-top="0in" fo:margin-bottom="0in" style:contextual-spacing="false" fo:line-height="150%" fo:text-align="justify" style:justify-single-word="false" fo:widows="1" fo:padding="0in" fo:border="none"/>
      <style:text-properties fo:font-variant="normal" fo:text-transform="none" fo:color="#404040" style:font-name="Roboto Slab" fo:font-size="16pt" fo:letter-spacing="normal" fo:font-style="normal" fo:font-weight="bold" officeooo:rsid="000ccd8a" officeooo:paragraph-rsid="000ccd8a"/>
    </style:style>
    <style:style style:name="P30" style:family="paragraph" style:parent-style-name="Heading_20_2">
      <style:paragraph-properties fo:margin-top="0in" fo:margin-bottom="0in" style:contextual-spacing="false" fo:line-height="150%" fo:text-align="justify" style:justify-single-word="false" fo:widows="1" fo:padding="0in" fo:border="none"/>
      <style:text-properties fo:font-variant="normal" fo:text-transform="none" fo:color="#404040" style:font-name="Roboto Slab" fo:font-size="16pt" fo:letter-spacing="normal" fo:font-style="normal" fo:font-weight="bold" officeooo:rsid="000ccd8a" officeooo:paragraph-rsid="002e3ef7"/>
    </style:style>
    <style:style style:name="P31" style:family="paragraph" style:parent-style-name="Text_20_body">
      <style:paragraph-properties fo:margin-top="0in" fo:margin-bottom="0in" style:contextual-spacing="false" fo:line-height="150%" fo:text-align="justify" style:justify-single-word="false" fo:widows="1"/>
      <style:text-properties officeooo:paragraph-rsid="000be19f"/>
    </style:style>
    <style:style style:name="P32" style:family="paragraph" style:parent-style-name="Text_20_body">
      <style:paragraph-properties fo:margin-top="0in" fo:margin-bottom="0in" style:contextual-spacing="false" fo:line-height="150%" fo:text-align="justify" style:justify-single-word="false" fo:widows="1"/>
      <style:text-properties officeooo:paragraph-rsid="00188458"/>
    </style:style>
    <style:style style:name="P33" style:family="paragraph" style:parent-style-name="Text_20_body">
      <style:paragraph-properties fo:margin-top="0in" fo:margin-bottom="0in" style:contextual-spacing="false" fo:line-height="150%" fo:text-align="justify" style:justify-single-word="false" fo:widows="1"/>
      <style:text-properties officeooo:rsid="0006b2d5" officeooo:paragraph-rsid="00148602"/>
    </style:style>
    <style:style style:name="P34" style:family="paragraph" style:parent-style-name="Text_20_body">
      <style:paragraph-properties fo:margin-top="0in" fo:margin-bottom="0in" style:contextual-spacing="false" fo:line-height="150%" fo:text-align="justify" style:justify-single-word="false" fo:widows="1"/>
      <style:text-properties fo:font-variant="normal" fo:text-transform="none" fo:color="#333333" style:font-name="Helvetica Neue" fo:font-size="12pt" fo:letter-spacing="normal" fo:font-style="normal" fo:font-weight="normal" officeooo:rsid="000e6861" officeooo:paragraph-rsid="00148602"/>
    </style:style>
    <style:style style:name="P35" style:family="paragraph" style:parent-style-name="Text_20_body">
      <style:paragraph-properties fo:margin-top="0in" fo:margin-bottom="0in" style:contextual-spacing="false" fo:line-height="150%" fo:text-align="justify" style:justify-single-word="false" fo:widows="1"/>
      <style:text-properties fo:font-variant="normal" fo:text-transform="none" fo:color="#404040" style:font-name="Lato" fo:font-size="12pt" fo:letter-spacing="normal" fo:font-style="normal" fo:font-weight="normal" officeooo:rsid="000a0a0d" officeooo:paragraph-rsid="000a0a0d"/>
    </style:style>
    <style:style style:name="P36" style:family="paragraph" style:parent-style-name="Heading_20_1">
      <style:paragraph-properties fo:line-height="150%" fo:text-align="justify" style:justify-single-word="false"/>
      <style:text-properties fo:font-variant="normal" fo:text-transform="none" fo:color="#404040" style:font-name="Roboto Slab" fo:font-size="20pt" fo:letter-spacing="normal" fo:font-style="normal" style:text-underline-style="solid" style:text-underline-width="auto" style:text-underline-color="font-color" fo:font-weight="bold" officeooo:rsid="000a0a0d" officeooo:paragraph-rsid="000a0a0d" style:font-style-asian="normal" style:font-style-complex="normal"/>
    </style:style>
    <style:style style:name="P37" style:family="paragraph" style:parent-style-name="Text_20_body" style:list-style-name="L1">
      <style:paragraph-properties fo:margin-top="0in" fo:margin-bottom="0in" style:contextual-spacing="false" fo:line-height="150%" fo:text-align="justify" style:justify-single-word="false" fo:widows="1"/>
      <style:text-properties officeooo:paragraph-rsid="000be19f"/>
    </style:style>
    <style:style style:name="P38" style:family="paragraph" style:parent-style-name="Text_20_body" style:list-style-name="L3">
      <style:paragraph-properties fo:margin-top="0in" fo:margin-bottom="0in" style:contextual-spacing="false" fo:line-height="150%" fo:text-align="justify" style:justify-single-word="false" fo:widows="1"/>
      <style:text-properties officeooo:paragraph-rsid="000a0a0d"/>
    </style:style>
    <style:style style:name="P39" style:family="paragraph" style:parent-style-name="Text_20_body" style:list-style-name="L4">
      <style:paragraph-properties fo:margin-top="0in" fo:margin-bottom="0in" style:contextual-spacing="false" fo:line-height="150%" fo:text-align="justify" style:justify-single-word="false" fo:widows="1"/>
      <style:text-properties officeooo:paragraph-rsid="000a0a0d"/>
    </style:style>
    <style:style style:name="P40" style:family="paragraph" style:parent-style-name="Text_20_body" style:list-style-name="L5">
      <style:paragraph-properties fo:margin-top="0in" fo:margin-bottom="0in" style:contextual-spacing="false" fo:line-height="150%" fo:text-align="justify" style:justify-single-word="false" fo:widows="1"/>
      <style:text-properties officeooo:paragraph-rsid="0019affa"/>
    </style:style>
    <style:style style:name="P41" style:family="paragraph" style:parent-style-name="Text_20_body" style:list-style-name="L5">
      <style:paragraph-properties fo:margin-top="0in" fo:margin-bottom="0in" style:contextual-spacing="false" fo:line-height="150%" fo:text-align="justify" style:justify-single-word="false" fo:widows="1"/>
      <style:text-properties officeooo:paragraph-rsid="001af7f4"/>
    </style:style>
    <style:style style:name="P42" style:family="paragraph" style:parent-style-name="Text_20_body" style:list-style-name="L3">
      <style:paragraph-properties fo:margin-top="0in" fo:margin-bottom="0in" style:contextual-spacing="false" fo:line-height="150%" fo:text-align="justify" style:justify-single-word="false" fo:widows="1"/>
      <style:text-properties officeooo:rsid="000a0a0d" officeooo:paragraph-rsid="000a0a0d"/>
    </style:style>
    <style:style style:name="P43" style:family="paragraph" style:parent-style-name="Text_20_body" style:list-style-name="L4">
      <style:paragraph-properties fo:margin-top="0in" fo:margin-bottom="0in" style:contextual-spacing="false" fo:line-height="150%" fo:text-align="justify" style:justify-single-word="false" fo:widows="1"/>
      <style:text-properties officeooo:rsid="000a0a0d" officeooo:paragraph-rsid="000a0a0d"/>
    </style:style>
    <style:style style:name="P44" style:family="paragraph" style:parent-style-name="Text_20_body" style:list-style-name="L3">
      <style:paragraph-properties fo:margin-top="0in" fo:margin-bottom="0in" style:contextual-spacing="false" fo:line-height="150%" fo:text-align="justify" style:justify-single-word="false" fo:widows="1"/>
      <style:text-properties fo:font-variant="normal" fo:text-transform="none" fo:color="#404040" style:font-name="Lato" fo:font-size="12pt" fo:letter-spacing="normal" fo:font-style="normal" fo:font-weight="normal" officeooo:rsid="000a0a0d" officeooo:paragraph-rsid="000a0a0d"/>
    </style:style>
    <style:style style:name="P45" style:family="paragraph" style:parent-style-name="Text_20_body" style:list-style-name="L4">
      <style:paragraph-properties fo:margin-top="0in" fo:margin-bottom="0in" style:contextual-spacing="false" fo:line-height="150%" fo:text-align="justify" style:justify-single-word="false" fo:widows="1"/>
      <style:text-properties fo:font-variant="normal" fo:text-transform="none" fo:color="#404040" style:font-name="Lato" fo:font-size="12pt" fo:letter-spacing="normal" fo:font-style="normal" fo:font-weight="normal" officeooo:rsid="000a0a0d" officeooo:paragraph-rsid="000a0a0d"/>
    </style:style>
    <style:style style:name="P46" style:family="paragraph" style:parent-style-name="Text_20_body" style:list-style-name="L5">
      <style:paragraph-properties fo:margin-top="0in" fo:margin-bottom="0in" style:contextual-spacing="false" fo:line-height="150%" fo:text-align="justify" style:justify-single-word="false" fo:widows="1"/>
      <style:text-properties fo:font-variant="normal" fo:text-transform="none" fo:color="#333333" style:font-name="Helvetica Neue" fo:font-size="12pt" fo:letter-spacing="normal" fo:font-style="italic" fo:font-weight="normal" officeooo:rsid="000d7f32" officeooo:paragraph-rsid="0019affa" style:font-style-asian="italic" style:font-style-complex="italic"/>
    </style:style>
    <style:style style:name="P47" style:family="paragraph" style:parent-style-name="Text_20_body" style:list-style-name="L5">
      <style:paragraph-properties fo:margin-top="0in" fo:margin-bottom="0in" style:contextual-spacing="false" fo:line-height="150%" fo:text-align="justify" style:justify-single-word="false" fo:widows="1"/>
      <style:text-properties fo:font-variant="normal" fo:text-transform="none" fo:color="#333333" style:font-name="Helvetica Neue" fo:font-size="12pt" fo:letter-spacing="normal" fo:font-style="italic" fo:font-weight="normal" officeooo:rsid="0019affa" officeooo:paragraph-rsid="0019affa" style:font-style-asian="italic" style:font-style-complex="italic"/>
    </style:style>
    <style:style style:name="P48" style:family="paragraph" style:parent-style-name="Text_20_body" style:list-style-name="L2">
      <style:paragraph-properties fo:margin-top="0in" fo:margin-bottom="0in" style:contextual-spacing="false" fo:line-height="150%" fo:text-align="justify" style:justify-single-word="false" fo:widows="1" fo:padding="0in" fo:border="none"/>
      <style:text-properties officeooo:rsid="000d7f32" officeooo:paragraph-rsid="000d7f32"/>
    </style:style>
    <style:style style:name="P49" style:family="paragraph" style:parent-style-name="Text_20_body" style:list-style-name="L5">
      <style:paragraph-properties fo:margin-top="0in" fo:margin-bottom="0in" style:contextual-spacing="false" fo:line-height="150%" fo:text-align="justify" style:justify-single-word="false" fo:widows="1" fo:padding="0in" fo:border="none"/>
      <style:text-properties fo:font-variant="normal" fo:text-transform="none" fo:color="#333333" style:font-name="Helvetica Neue" fo:font-size="12pt" fo:letter-spacing="normal" fo:font-style="normal" fo:font-weight="normal" officeooo:rsid="001af7f4" officeooo:paragraph-rsid="001af7f4"/>
    </style:style>
    <style:style style:name="P50" style:family="paragraph" style:parent-style-name="Text_20_body" style:list-style-name="L5">
      <style:paragraph-properties fo:margin-top="0in" fo:margin-bottom="0in" style:contextual-spacing="false" fo:line-height="150%" fo:text-align="justify" style:justify-single-word="false" fo:widows="1" fo:padding="0in" fo:border="none"/>
      <style:text-properties officeooo:paragraph-rsid="001af7f4"/>
    </style:style>
    <style:style style:name="P51" style:family="paragraph" style:parent-style-name="Text_20_body" style:list-style-name="L6">
      <style:paragraph-properties fo:margin-top="0in" fo:margin-bottom="0in" style:contextual-spacing="false" fo:line-height="150%" fo:text-align="justify" style:justify-single-word="false" fo:widows="1" fo:background-color="transparent" fo:padding="0in" fo:border="none">
        <style:background-image/>
      </style:paragraph-properties>
      <style:text-properties fo:font-variant="normal" fo:text-transform="none" fo:color="#333333" style:font-name="Helvetica Neue" fo:font-size="12pt" fo:letter-spacing="normal" fo:font-style="italic" fo:font-weight="normal" officeooo:rsid="0037f62e" officeooo:paragraph-rsid="0037f62e" style:font-size-asian="12pt" style:font-style-asian="italic" style:font-size-complex="12pt" style:font-style-complex="italic"/>
    </style:style>
    <style:style style:name="P52" style:family="paragraph" style:parent-style-name="Text_20_body" style:list-style-name="L4">
      <style:paragraph-properties fo:margin-top="0in" fo:margin-bottom="0.0937in" style:contextual-spacing="false" fo:line-height="150%" fo:text-align="justify" style:justify-single-word="false" fo:widows="1" fo:padding="0in" fo:border="none"/>
      <style:text-properties fo:font-variant="normal" fo:text-transform="none" fo:color="#404040" style:font-name="Lato" fo:font-size="12pt" fo:letter-spacing="normal" fo:font-style="normal" fo:font-weight="normal" officeooo:rsid="00040222" officeooo:paragraph-rsid="00178778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fo:font-variant="normal" fo:text-transform="none" fo:color="#333333" style:font-name="Helvetica Neue" fo:font-size="12pt" fo:letter-spacing="normal" fo:font-style="normal" fo:font-weight="normal" officeooo:rsid="001124da" officeooo:paragraph-rsid="002e3ef7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333333" style:font-name="Helvetica Neue" fo:font-size="12pt" fo:letter-spacing="normal" fo:font-style="italic" fo:font-weight="normal" officeooo:rsid="000ffa65" officeooo:paragraph-rsid="0026bd6e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333333" style:font-name="Helvetica Neue" fo:font-size="12pt" fo:letter-spacing="normal" fo:font-style="italic" fo:font-weight="normal" officeooo:rsid="0037f62e" officeooo:paragraph-rsid="0037f62e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333333" style:font-name="Helvetica Neue" fo:font-size="12pt" fo:letter-spacing="normal" fo:font-style="italic" fo:font-weight="normal" officeooo:rsid="0037f62e" officeooo:paragraph-rsid="003874c2" style:font-size-asian="12pt" style:font-style-asian="italic" style:font-size-complex="12pt" style:font-style-complex="italic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333333" style:font-name="Helvetica Neue" fo:font-size="12pt" fo:letter-spacing="normal" fo:font-style="italic" fo:font-weight="normal" officeooo:rsid="003874c2" officeooo:paragraph-rsid="003874c2" style:font-size-asian="12pt" style:font-style-asian="italic" style:font-size-complex="12pt" style:font-style-complex="italic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officeooo:paragraph-rsid="0037f62e"/>
    </style:style>
    <style:style style:name="P59" style:family="paragraph" style:parent-style-name="Heading_20_1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fo:font-variant="normal" fo:text-transform="none" fo:color="#404040" style:font-name="Roboto Slab" fo:font-size="20pt" fo:letter-spacing="normal" fo:font-style="normal" style:text-underline-style="solid" style:text-underline-width="auto" style:text-underline-color="font-color" fo:font-weight="bold" officeooo:rsid="0021c89b" officeooo:paragraph-rsid="0021c89b" style:font-style-asian="normal" style:font-style-complex="normal"/>
    </style:style>
    <style:style style:name="P60" style:family="paragraph" style:parent-style-name="Heading_20_1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404040" style:font-name="Roboto Slab" fo:font-size="20pt" fo:letter-spacing="normal" fo:font-style="normal" style:text-underline-style="solid" style:text-underline-width="auto" style:text-underline-color="font-color" fo:font-weight="bold" officeooo:rsid="0021c89b" officeooo:paragraph-rsid="0037f62e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fo:color="#404040" style:font-name="Lato" fo:font-size="12pt" fo:letter-spacing="normal" fo:font-style="normal" fo:font-weight="normal"/>
    </style:style>
    <style:style style:name="T2" style:family="text">
      <style:text-properties fo:font-variant="normal" fo:text-transform="none" fo:color="#404040" style:font-name="Lato" fo:font-size="12pt" fo:letter-spacing="normal" fo:font-style="normal" fo:font-weight="normal" officeooo:rsid="000a0a0d"/>
    </style:style>
    <style:style style:name="T3" style:family="text">
      <style:text-properties fo:font-variant="normal" fo:text-transform="none" fo:color="#404040" style:font-name="Lato" fo:font-size="12pt" fo:letter-spacing="normal" fo:font-style="normal" fo:font-weight="normal" officeooo:rsid="00163340"/>
    </style:style>
    <style:style style:name="T4" style:family="text">
      <style:text-properties fo:font-variant="normal" fo:text-transform="none" fo:color="#404040" style:font-name="Lato" fo:font-size="12pt" fo:letter-spacing="normal" fo:font-style="normal" fo:font-weight="normal" officeooo:rsid="0021a4d3" style:font-size-asian="12pt" style:font-size-complex="12pt"/>
    </style:style>
    <style:style style:name="T5" style:family="text">
      <style:text-properties fo:font-variant="normal" fo:text-transform="none" fo:color="#404040" style:font-name="Lato" fo:font-size="12pt" fo:letter-spacing="normal" fo:font-style="normal" fo:font-weight="normal" officeooo:rsid="00243f88" style:font-size-asian="12pt" style:font-size-complex="12pt"/>
    </style:style>
    <style:style style:name="T6" style:family="text">
      <style:text-properties fo:font-variant="normal" fo:text-transform="none" fo:color="#404040" style:font-name="Lato" fo:font-size="12pt" fo:letter-spacing="normal" fo:font-style="normal" fo:font-weight="normal" officeooo:rsid="000ffa65" style:font-size-asian="12pt" style:font-size-complex="12pt"/>
    </style:style>
    <style:style style:name="T7" style:family="text">
      <style:text-properties fo:font-variant="normal" fo:text-transform="none" fo:color="#404040" style:font-name="Lato" fo:font-size="12pt" fo:letter-spacing="normal" fo:font-style="normal" fo:font-weight="bold"/>
    </style:style>
    <style:style style:name="T8" style:family="text">
      <style:text-properties fo:font-variant="normal" fo:text-transform="none" fo:color="#404040" style:font-name="Lato" fo:font-size="12pt" fo:letter-spacing="normal" officeooo:rsid="0021a4d3" style:font-size-asian="12pt" style:font-size-complex="12pt"/>
    </style:style>
    <style:style style:name="T9" style:family="text">
      <style:text-properties fo:font-variant="normal" fo:text-transform="none" fo:color="#404040" style:font-name="Lato" fo:font-size="12pt" fo:letter-spacing="normal" officeooo:rsid="0030fc39" style:font-size-asian="12pt" style:font-size-complex="12pt"/>
    </style:style>
    <style:style style:name="T10" style:family="text">
      <style:text-properties fo:font-variant="normal" fo:text-transform="none" fo:color="#404040" style:font-name="Roboto Slab" fo:font-size="16pt" fo:letter-spacing="normal" fo:font-style="normal" fo:font-weight="bold" officeooo:rsid="00036048"/>
    </style:style>
    <style:style style:name="T11" style:family="text">
      <style:text-properties fo:font-variant="normal" fo:text-transform="none" fo:color="#404040" style:font-name="Roboto Slab" fo:font-size="16pt" fo:letter-spacing="normal" fo:font-style="normal" fo:font-weight="bold" officeooo:rsid="00188458"/>
    </style:style>
    <style:style style:name="T12" style:family="text">
      <style:text-properties fo:font-variant="normal" fo:text-transform="none" fo:color="#404040" style:font-name="Roboto Slab" fo:font-size="16pt" fo:letter-spacing="normal" fo:font-style="normal" fo:font-weight="bold" officeooo:rsid="001af7f4"/>
    </style:style>
    <style:style style:name="T13" style:family="text">
      <style:text-properties fo:font-variant="normal" fo:text-transform="none" fo:color="#404040" style:font-name="Roboto Slab" fo:font-size="20pt" fo:letter-spacing="normal" fo:font-style="normal" style:text-underline-style="solid" style:text-underline-width="auto" style:text-underline-color="font-color" fo:font-weight="bold" officeooo:rsid="00036048"/>
    </style:style>
    <style:style style:name="T14" style:family="text">
      <style:text-properties fo:font-variant="normal" fo:text-transform="none" fo:color="#404040" style:font-name="Roboto Slab" fo:font-size="20pt" fo:letter-spacing="normal" fo:font-style="normal" style:text-underline-style="solid" style:text-underline-width="auto" style:text-underline-color="font-color" fo:font-weight="bold" officeooo:rsid="00148602"/>
    </style:style>
    <style:style style:name="T15" style:family="text">
      <style:text-properties fo:font-variant="normal" fo:text-transform="none" fo:color="#9b59b6" style:text-line-through-style="none" style:text-line-through-type="none" style:font-name="Lato" fo:font-size="12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e74c3c" style:font-name="Consolas" fo:font-size="9pt" fo:letter-spacing="normal" fo:font-style="normal" fo:font-weight="normal" fo:background-color="#ffffff" loext:char-shading-value="0" fo:padding-left="0.052in" fo:padding-right="0.052in" fo:padding-top="0.0209in" fo:padding-bottom="0.0209in" fo:border="0.06pt solid #e1e4e5"/>
    </style:style>
    <style:style style:name="T17" style:family="text">
      <style:text-properties fo:font-variant="normal" fo:text-transform="none" fo:color="#e74c3c" style:font-name="Consolas" fo:font-size="9pt" fo:letter-spacing="normal" fo:font-style="normal" fo:font-weight="normal" officeooo:rsid="000be19f" fo:background-color="#ffffff" loext:char-shading-value="0" fo:padding-left="0.052in" fo:padding-right="0.052in" fo:padding-top="0.0209in" fo:padding-bottom="0.0209in" fo:border="0.06pt solid #e1e4e5"/>
    </style:style>
    <style:style style:name="T18" style:family="text">
      <style:text-properties fo:font-variant="normal" fo:text-transform="none" fo:color="#e74c3c" style:font-name="Consolas" fo:font-size="9pt" fo:letter-spacing="normal" fo:font-style="normal" fo:font-weight="normal" officeooo:rsid="000a0a0d" fo:background-color="#ffffff" loext:char-shading-value="0" fo:padding-left="0.052in" fo:padding-right="0.052in" fo:padding-top="0.0209in" fo:padding-bottom="0.0209in" fo:border="0.06pt solid #e1e4e5"/>
    </style:style>
    <style:style style:name="T19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0" style:family="text">
      <style:text-properties fo:font-variant="normal" fo:text-transform="none" fo:color="#333333" style:font-name="Helvetica Neue" fo:font-size="12pt" fo:letter-spacing="normal" fo:font-style="normal" fo:font-weight="normal" officeooo:rsid="000a0a0d"/>
    </style:style>
    <style:style style:name="T21" style:family="text">
      <style:text-properties fo:font-variant="normal" fo:text-transform="none" fo:color="#333333" style:font-name="Helvetica Neue" fo:font-size="12pt" fo:letter-spacing="normal" fo:font-style="normal" fo:font-weight="normal" officeooo:rsid="000ccd8a"/>
    </style:style>
    <style:style style:name="T22" style:family="text">
      <style:text-properties fo:font-variant="normal" fo:text-transform="none" fo:color="#333333" style:font-name="Helvetica Neue" fo:font-size="12pt" fo:letter-spacing="normal" fo:font-style="normal" fo:font-weight="normal" officeooo:rsid="000d7f32"/>
    </style:style>
    <style:style style:name="T23" style:family="text">
      <style:text-properties fo:font-variant="normal" fo:text-transform="none" fo:color="#333333" style:font-name="Helvetica Neue" fo:font-size="12pt" fo:letter-spacing="normal" fo:font-style="normal" fo:font-weight="normal" officeooo:rsid="000d7f32" fo:background-color="#eeeeee" loext:char-shading-value="0" fo:padding="0in" fo:border="none"/>
    </style:style>
    <style:style style:name="T24" style:family="text">
      <style:text-properties fo:font-variant="normal" fo:text-transform="none" fo:color="#333333" style:font-name="Helvetica Neue" fo:font-size="12pt" fo:letter-spacing="normal" fo:font-style="normal" fo:font-weight="normal" officeooo:rsid="000e6861"/>
    </style:style>
    <style:style style:name="T25" style:family="text">
      <style:text-properties fo:font-variant="normal" fo:text-transform="none" fo:color="#333333" style:font-name="Helvetica Neue" fo:font-size="12pt" fo:letter-spacing="normal" fo:font-style="normal" fo:font-weight="normal" officeooo:rsid="000f7cbd"/>
    </style:style>
    <style:style style:name="T26" style:family="text">
      <style:text-properties fo:font-variant="normal" fo:text-transform="none" fo:color="#333333" style:font-name="Helvetica Neue" fo:font-size="12pt" fo:letter-spacing="normal" fo:font-style="normal" fo:font-weight="normal" officeooo:rsid="000ffa65" style:font-size-asian="12pt" style:font-size-complex="12pt"/>
    </style:style>
    <style:style style:name="T27" style:family="text">
      <style:text-properties fo:font-variant="normal" fo:text-transform="none" fo:color="#333333" style:font-name="Helvetica Neue" fo:font-size="12pt" fo:letter-spacing="normal" fo:font-style="normal" fo:font-weight="normal" officeooo:rsid="000e6861" style:font-size-asian="12pt" style:font-size-complex="12pt"/>
    </style:style>
    <style:style style:name="T28" style:family="text">
      <style:text-properties fo:font-variant="normal" fo:text-transform="none" fo:color="#333333" style:font-name="Helvetica Neue" fo:font-size="12pt" fo:letter-spacing="normal" fo:font-style="normal" fo:font-weight="normal" officeooo:rsid="0010ba5a" style:font-size-asian="12pt" style:font-size-complex="12pt"/>
    </style:style>
    <style:style style:name="T29" style:family="text">
      <style:text-properties fo:font-variant="normal" fo:text-transform="none" fo:color="#333333" style:font-name="Helvetica Neue" fo:font-size="12pt" fo:letter-spacing="normal" fo:font-style="normal" fo:font-weight="normal" officeooo:rsid="001124da" style:font-size-asian="12pt" style:font-size-complex="12pt"/>
    </style:style>
    <style:style style:name="T30" style:family="text">
      <style:text-properties fo:font-variant="normal" fo:text-transform="none" fo:color="#333333" style:font-name="Helvetica Neue" fo:font-size="12pt" fo:letter-spacing="normal" fo:font-style="normal" fo:font-weight="normal" officeooo:rsid="001389d9" style:font-size-asian="12pt" style:font-size-complex="12pt"/>
    </style:style>
    <style:style style:name="T31" style:family="text">
      <style:text-properties fo:font-variant="normal" fo:text-transform="none" fo:color="#333333" style:font-name="Helvetica Neue" fo:font-size="12pt" fo:letter-spacing="normal" fo:font-style="normal" fo:font-weight="normal" officeooo:rsid="0019affa" style:font-size-asian="12pt" style:font-size-complex="12pt"/>
    </style:style>
    <style:style style:name="T32" style:family="text">
      <style:text-properties fo:font-variant="normal" fo:text-transform="none" fo:color="#333333" style:font-name="Helvetica Neue" fo:font-size="12pt" fo:letter-spacing="normal" fo:font-style="normal" fo:font-weight="normal" officeooo:rsid="001fe8e0" style:font-size-asian="12pt" style:font-size-complex="12pt"/>
    </style:style>
    <style:style style:name="T33" style:family="text">
      <style:text-properties fo:font-variant="normal" fo:text-transform="none" fo:color="#333333" style:font-name="Helvetica Neue" fo:font-size="12pt" fo:letter-spacing="normal" fo:font-style="normal" fo:font-weight="normal" officeooo:rsid="0021c89b" style:font-size-asian="12pt" style:font-size-complex="12pt"/>
    </style:style>
    <style:style style:name="T34" style:family="text">
      <style:text-properties fo:font-variant="normal" fo:text-transform="none" fo:color="#333333" style:font-name="Helvetica Neue" fo:font-size="12pt" fo:letter-spacing="normal" fo:font-style="normal" fo:font-weight="normal" officeooo:rsid="0022772e" style:font-size-asian="12pt" style:font-size-complex="12pt"/>
    </style:style>
    <style:style style:name="T35" style:family="text">
      <style:text-properties fo:font-variant="normal" fo:text-transform="none" fo:color="#333333" style:font-name="Helvetica Neue" fo:font-size="12pt" fo:letter-spacing="normal" fo:font-style="normal" fo:font-weight="normal" officeooo:rsid="0021a4d3" style:font-size-asian="12pt" style:font-size-complex="12pt"/>
    </style:style>
    <style:style style:name="T36" style:family="text">
      <style:text-properties fo:font-variant="normal" fo:text-transform="none" fo:color="#333333" style:font-name="Helvetica Neue" fo:font-size="12pt" fo:letter-spacing="normal" fo:font-style="normal" fo:font-weight="normal" officeooo:rsid="0037f62e" style:font-size-asian="12pt" style:font-style-asian="normal" style:font-size-complex="12pt" style:font-style-complex="normal"/>
    </style:style>
    <style:style style:name="T37" style:family="text">
      <style:text-properties fo:font-variant="normal" fo:text-transform="none" fo:color="#333333" style:font-name="Helvetica Neue" fo:font-size="12pt" fo:letter-spacing="normal" fo:font-style="normal" fo:font-weight="normal" officeooo:rsid="00130863"/>
    </style:style>
    <style:style style:name="T38" style:family="text">
      <style:text-properties fo:font-variant="normal" fo:text-transform="none" fo:color="#333333" style:font-name="Helvetica Neue" fo:font-size="12pt" fo:letter-spacing="normal" fo:font-style="normal" fo:font-weight="normal" officeooo:rsid="001389d9"/>
    </style:style>
    <style:style style:name="T39" style:family="text">
      <style:text-properties fo:font-variant="normal" fo:text-transform="none" fo:color="#333333" style:font-name="Helvetica Neue" fo:font-size="12pt" fo:letter-spacing="normal" fo:font-style="normal" fo:font-weight="normal" officeooo:rsid="00148602"/>
    </style:style>
    <style:style style:name="T40" style:family="text">
      <style:text-properties fo:font-variant="normal" fo:text-transform="none" fo:color="#333333" style:font-name="Helvetica Neue" fo:font-size="12pt" fo:letter-spacing="normal" fo:font-style="normal" fo:font-weight="normal" officeooo:rsid="0019affa"/>
    </style:style>
    <style:style style:name="T41" style:family="text">
      <style:text-properties fo:font-variant="normal" fo:text-transform="none" fo:color="#333333" style:font-name="Helvetica Neue" fo:font-size="12pt" fo:letter-spacing="normal" fo:font-style="normal" fo:font-weight="normal" officeooo:rsid="001af7f4"/>
    </style:style>
    <style:style style:name="T42" style:family="text">
      <style:text-properties fo:font-variant="normal" fo:text-transform="none" fo:color="#333333" style:font-name="Helvetica Neue" fo:font-size="12pt" fo:letter-spacing="normal" fo:font-style="normal" fo:font-weight="normal" officeooo:rsid="00163340"/>
    </style:style>
    <style:style style:name="T43" style:family="text">
      <style:text-properties fo:font-variant="normal" fo:text-transform="none" fo:color="#333333" style:font-name="Helvetica Neue" fo:font-size="12pt" fo:letter-spacing="normal" fo:font-style="normal" fo:font-weight="normal" officeooo:rsid="0021a4d3"/>
    </style:style>
    <style:style style:name="T44" style:family="text">
      <style:text-properties fo:font-variant="normal" fo:text-transform="none" fo:color="#333333" style:font-name="Helvetica Neue" fo:font-size="12pt" fo:letter-spacing="normal" fo:font-style="normal" fo:font-weight="normal" officeooo:rsid="0035a284"/>
    </style:style>
    <style:style style:name="T45" style:family="text">
      <style:text-properties fo:font-variant="normal" fo:text-transform="none" fo:color="#333333" style:font-name="Helvetica Neue" fo:font-size="12pt" fo:letter-spacing="normal" fo:font-style="normal" fo:font-weight="bold" officeooo:rsid="0026bd6e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333333" style:font-name="Helvetica Neue" fo:font-size="12pt" fo:letter-spacing="normal" fo:font-style="normal" fo:font-weight="bold" officeooo:rsid="00287bcf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333333" style:font-name="Helvetica Neue" fo:font-size="12pt" fo:letter-spacing="normal" fo:font-style="italic" fo:font-weight="normal" style:font-size-asian="12pt" style:font-style-asian="italic" style:font-size-complex="12pt" style:font-style-complex="italic"/>
    </style:style>
    <style:style style:name="T48" style:family="text">
      <style:text-properties fo:font-variant="normal" fo:text-transform="none" fo:color="#333333" style:font-name="Helvetica Neue" fo:font-size="12pt" fo:letter-spacing="normal" fo:font-style="italic" fo:font-weight="normal" officeooo:rsid="000ffa65" style:font-size-asian="12pt" style:font-style-asian="italic" style:font-size-complex="12pt" style:font-style-complex="italic"/>
    </style:style>
    <style:style style:name="T49" style:family="text">
      <style:text-properties fo:font-variant="normal" fo:text-transform="none" fo:color="#333333" style:font-name="Helvetica Neue" fo:font-size="12pt" fo:letter-spacing="normal" fo:font-style="italic" fo:font-weight="normal" officeooo:rsid="001124da" style:font-size-asian="12pt" style:font-style-asian="italic" style:font-size-complex="12pt" style:font-style-complex="italic"/>
    </style:style>
    <style:style style:name="T50" style:family="text">
      <style:text-properties fo:font-variant="normal" fo:text-transform="none" fo:color="#333333" style:font-name="Helvetica Neue" fo:font-size="12pt" fo:letter-spacing="normal" fo:font-style="italic" fo:font-weight="normal" officeooo:rsid="001fe8e0" style:font-size-asian="12pt" style:font-style-asian="italic" style:font-size-complex="12pt" style:font-style-complex="italic"/>
    </style:style>
    <style:style style:name="T51" style:family="text">
      <style:text-properties fo:font-variant="normal" fo:text-transform="none" fo:color="#333333" style:font-name="Helvetica Neue" fo:font-size="12pt" fo:letter-spacing="normal" fo:font-style="italic" fo:font-weight="normal" officeooo:rsid="0022772e" style:font-size-asian="12pt" style:font-style-asian="italic" style:font-size-complex="12pt" style:font-style-complex="italic"/>
    </style:style>
    <style:style style:name="T52" style:family="text">
      <style:text-properties fo:font-variant="normal" fo:text-transform="none" fo:color="#333333" style:font-name="Helvetica Neue" fo:font-size="12pt" fo:letter-spacing="normal" fo:font-style="italic" fo:font-weight="normal" officeooo:rsid="000d7f32" style:font-size-asian="12pt" style:font-style-asian="italic" style:font-size-complex="12pt" style:font-style-complex="italic"/>
    </style:style>
    <style:style style:name="T53" style:family="text">
      <style:text-properties fo:font-variant="normal" fo:text-transform="none" fo:color="#333333" style:font-name="Helvetica Neue" fo:font-size="12pt" fo:letter-spacing="normal" fo:font-style="italic" fo:font-weight="normal" officeooo:rsid="000e6861" style:font-size-asian="12pt" style:font-style-asian="italic" style:font-size-complex="12pt" style:font-style-complex="italic"/>
    </style:style>
    <style:style style:name="T54" style:family="text">
      <style:text-properties fo:font-variant="normal" fo:text-transform="none" fo:color="#333333" style:font-name="Helvetica Neue" fo:font-size="12pt" fo:letter-spacing="normal" fo:font-style="italic" fo:font-weight="normal" officeooo:rsid="00243f88" style:font-size-asian="12pt" style:font-style-asian="italic" style:font-size-complex="12pt" style:font-style-complex="italic"/>
    </style:style>
    <style:style style:name="T55" style:family="text">
      <style:text-properties fo:font-variant="normal" fo:text-transform="none" fo:color="#333333" style:font-name="Helvetica Neue" fo:font-size="12pt" fo:letter-spacing="normal" fo:font-style="italic" fo:font-weight="normal" officeooo:rsid="002b0121" style:font-size-asian="12pt" style:font-style-asian="italic" style:font-size-complex="12pt" style:font-style-complex="italic"/>
    </style:style>
    <style:style style:name="T56" style:family="text">
      <style:text-properties fo:font-variant="normal" fo:text-transform="none" fo:color="#333333" style:font-name="Helvetica Neue" fo:font-size="12pt" fo:letter-spacing="normal" fo:font-style="italic" fo:font-weight="normal" officeooo:rsid="0030fc39" style:font-size-asian="12pt" style:font-style-asian="italic" style:font-size-complex="12pt" style:font-style-complex="italic"/>
    </style:style>
    <style:style style:name="T57" style:family="text">
      <style:text-properties fo:font-variant="normal" fo:text-transform="none" fo:color="#333333" style:font-name="Helvetica Neue" fo:font-size="12pt" fo:letter-spacing="normal" fo:font-style="italic" fo:font-weight="normal" officeooo:rsid="00328c0d" style:font-size-asian="12pt" style:font-style-asian="italic" style:font-size-complex="12pt" style:font-style-complex="italic"/>
    </style:style>
    <style:style style:name="T58" style:family="text">
      <style:text-properties fo:font-variant="normal" fo:text-transform="none" fo:color="#333333" style:font-name="Helvetica Neue" fo:font-size="12pt" fo:letter-spacing="normal" fo:font-style="italic" fo:font-weight="normal" officeooo:rsid="00372eb5" style:font-size-asian="12pt" style:font-style-asian="italic" style:font-size-complex="12pt" style:font-style-complex="italic"/>
    </style:style>
    <style:style style:name="T59" style:family="text">
      <style:text-properties fo:font-variant="normal" fo:text-transform="none" fo:color="#333333" style:font-name="Helvetica Neue" fo:font-size="12pt" fo:letter-spacing="normal" fo:font-style="italic" fo:font-weight="normal" officeooo:rsid="0037f62e" style:font-size-asian="12pt" style:font-style-asian="italic" style:font-size-complex="12pt" style:font-style-complex="italic"/>
    </style:style>
    <style:style style:name="T60" style:family="text">
      <style:text-properties fo:font-variant="normal" fo:text-transform="none" fo:color="#333333" style:font-name="Helvetica Neue" fo:font-size="12pt" fo:letter-spacing="normal" fo:font-style="italic" style:text-underline-style="solid" style:text-underline-width="auto" style:text-underline-color="font-color" fo:font-weight="normal" officeooo:rsid="001fe8e0" style:font-size-asian="12pt" style:font-style-asian="italic" style:font-size-complex="12pt" style:font-style-complex="italic"/>
    </style:style>
    <style:style style:name="T61" style:family="text">
      <style:text-properties fo:font-variant="normal" fo:text-transform="none" fo:color="#333333" style:font-name="Helvetica Neue" fo:font-size="12pt" fo:letter-spacing="normal" fo:font-style="italic" style:text-underline-style="solid" style:text-underline-width="auto" style:text-underline-color="font-color" fo:font-weight="normal" officeooo:rsid="0022772e" style:font-size-asian="12pt" style:font-style-asian="italic" style:font-size-complex="12pt" style:font-style-complex="italic"/>
    </style:style>
    <style:style style:name="T62" style:family="text">
      <style:text-properties fo:font-variant="normal" fo:text-transform="none" fo:color="#333333" style:font-name="Helvetica Neue" fo:font-size="12pt" fo:letter-spacing="normal" style:text-underline-style="solid" style:text-underline-width="auto" style:text-underline-color="font-color" officeooo:rsid="0030fc39" style:font-size-asian="12pt" style:font-size-complex="12pt"/>
    </style:style>
    <style:style style:name="T63" style:family="text">
      <style:text-properties fo:font-variant="normal" fo:text-transform="none" fo:color="#333333" style:font-name="Helvetica Neue" fo:font-size="12pt" fo:letter-spacing="normal" officeooo:rsid="0030fc39" style:font-size-asian="12pt" style:font-size-complex="12pt"/>
    </style:style>
    <style:style style:name="T64" style:family="text">
      <style:text-properties fo:font-variant="normal" fo:text-transform="none" fo:color="#333333" style:font-name="Helvetica Neue" fo:font-size="12pt" fo:letter-spacing="normal" officeooo:rsid="0021c89b" style:font-size-asian="12pt" style:font-size-complex="12pt"/>
    </style:style>
    <style:style style:name="T65" style:family="text">
      <style:text-properties fo:font-variant="normal" fo:text-transform="none" fo:color="#333333" style:font-name="Helvetica Neue" fo:font-size="12pt" fo:letter-spacing="normal" officeooo:rsid="0022772e" style:font-size-asian="12pt" style:font-size-complex="12pt"/>
    </style:style>
    <style:style style:name="T66" style:family="text">
      <style:text-properties fo:font-variant="normal" fo:text-transform="none" fo:color="#333333" style:font-name="Helvetica Neue" fo:font-size="12pt" fo:letter-spacing="normal" officeooo:rsid="000ffa65" style:font-size-asian="12pt" style:font-size-complex="12pt"/>
    </style:style>
    <style:style style:name="T67" style:family="text">
      <style:text-properties fo:font-variant="normal" fo:text-transform="none" fo:color="#333333" style:font-name="Helvetica Neue" fo:font-size="12pt" fo:letter-spacing="normal" officeooo:rsid="00243f88" style:font-size-asian="12pt" style:font-size-complex="12pt"/>
    </style:style>
    <style:style style:name="T68" style:family="text">
      <style:text-properties fo:font-variant="normal" fo:text-transform="none" fo:color="#333333" style:font-name="Helvetica Neue" fo:font-size="12pt" fo:letter-spacing="normal" officeooo:rsid="0021a4d3" style:font-size-asian="12pt" style:font-size-complex="12pt"/>
    </style:style>
    <style:style style:name="T69" style:family="text">
      <style:text-properties fo:font-variant="normal" fo:text-transform="none" fo:color="#333333" style:font-name="Helvetica Neue" fo:font-size="12pt" fo:letter-spacing="normal" officeooo:rsid="001fe8e0" style:font-size-asian="12pt" style:font-size-complex="12pt"/>
    </style:style>
    <style:style style:name="T70" style:family="text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/>
    </style:style>
    <style:style style:name="T71" style:family="text">
      <style:text-properties fo:font-variant="normal" fo:text-transform="none" fo:color="#555555" style:font-name="Consolas1" fo:font-size="11.25pt" fo:letter-spacing="normal" fo:font-style="normal" fo:font-weight="normal" fo:background-color="#eeeeee" loext:char-shading-value="0" fo:padding="0in" fo:border="none"/>
    </style:style>
    <style:style style:name="T72" style:family="text">
      <style:text-properties fo:font-variant="normal" fo:text-transform="none" fo:color="#555555" style:font-name="Consolas1" fo:font-size="11.25pt" fo:letter-spacing="normal" fo:font-style="normal" fo:font-weight="normal" officeooo:rsid="000ccd8a" fo:background-color="#eeeeee" loext:char-shading-value="0" fo:padding="0in" fo:border="none"/>
    </style:style>
    <style:style style:name="T73" style:family="text">
      <style:text-properties fo:font-variant="normal" fo:text-transform="none" fo:color="#555555" style:font-name="Consolas1" fo:font-size="11.25pt" fo:letter-spacing="normal" fo:font-style="normal" fo:font-weight="normal" officeooo:rsid="000d7f32" fo:background-color="#eeeeee" loext:char-shading-value="0" fo:padding="0in" fo:border="none"/>
    </style:style>
    <style:style style:name="T74" style:family="text">
      <style:text-properties fo:font-variant="normal" fo:text-transform="none" fo:color="#555555" style:font-name="Consolas1" fo:font-size="11.25pt" fo:letter-spacing="normal" fo:font-style="normal" fo:font-weight="normal" officeooo:rsid="000e9c09" fo:background-color="#eeeeee" loext:char-shading-value="0" fo:padding="0in" fo:border="none"/>
    </style:style>
    <style:style style:name="T75" style:family="text">
      <style:text-properties fo:font-variant="normal" fo:text-transform="none" fo:color="#555555" style:font-name="Consolas1" fo:font-size="11.25pt" fo:letter-spacing="normal" fo:font-style="normal" fo:font-weight="normal" officeooo:rsid="001389d9" fo:background-color="#eeeeee" loext:char-shading-value="0" fo:padding="0in" fo:border="none"/>
    </style:style>
    <style:style style:name="T76" style:family="text">
      <style:text-properties fo:font-variant="normal" fo:text-transform="none" fo:color="#555555" style:font-name="Consolas1" fo:font-size="11.25pt" fo:letter-spacing="normal" fo:font-style="normal" fo:font-weight="normal" officeooo:rsid="00188458" fo:background-color="#eeeeee" loext:char-shading-value="0" fo:padding="0in" fo:border="none"/>
    </style:style>
    <style:style style:name="T77" style:family="text">
      <style:text-properties fo:font-variant="normal" fo:text-transform="none" fo:color="#555555" style:font-name="Consolas1" fo:font-size="11.25pt" fo:letter-spacing="normal" fo:font-style="normal" fo:font-weight="normal" officeooo:rsid="0019affa" fo:background-color="#eeeeee" loext:char-shading-value="0" fo:padding="0in" fo:border="none"/>
    </style:style>
    <style:style style:name="T78" style:family="text">
      <style:text-properties fo:font-variant="normal" fo:text-transform="none" fo:color="#555555" style:font-name="Consolas1" fo:font-size="11.25pt" fo:letter-spacing="normal" fo:font-style="normal" fo:font-weight="normal" officeooo:rsid="000f7cbd" fo:background-color="#eeeeee" loext:char-shading-value="0" fo:padding="0in" fo:border="none"/>
    </style:style>
    <style:style style:name="T79" style:family="text">
      <style:text-properties fo:font-variant="normal" fo:text-transform="none" fo:color="#555555" style:font-name="Consolas1" fo:font-size="11.25pt" fo:letter-spacing="normal" fo:font-style="normal" fo:font-weight="normal" officeooo:rsid="001af7f4" fo:background-color="#eeeeee" loext:char-shading-value="0" fo:padding="0in" fo:border="none"/>
    </style:style>
    <style:style style:name="T80" style:family="text">
      <style:text-properties fo:font-variant="normal" fo:text-transform="none" fo:color="#555555" style:font-name="Consolas1" fo:font-size="11.25pt" fo:letter-spacing="normal" fo:font-style="normal" fo:font-weight="normal" fo:padding="0in" fo:border="none"/>
    </style:style>
    <style:style style:name="T81" style:family="text">
      <style:text-properties fo:font-variant="normal" fo:text-transform="none" fo:color="#555555" style:font-name="Consolas1" fo:font-size="12pt" fo:letter-spacing="normal" fo:font-style="normal" style:text-underline-style="none" fo:font-weight="normal" officeooo:rsid="001124da" fo:background-color="#eeeeee" loext:char-shading-value="0" style:font-size-asian="12pt" style:font-style-asian="normal" style:font-size-complex="12pt" style:font-style-complex="normal" fo:padding="0in" fo:border="none"/>
    </style:style>
    <style:style style:name="T82" style:family="text">
      <style:text-properties fo:font-variant="normal" fo:text-transform="none" fo:color="#555555" style:font-name="Consolas1" fo:font-size="12pt" fo:letter-spacing="normal" fo:font-style="normal" style:text-underline-style="none" fo:font-weight="normal" officeooo:rsid="0022772e" fo:background-color="#eeeeee" loext:char-shading-value="0" style:font-size-asian="12pt" style:font-style-asian="normal" style:font-size-complex="12pt" style:font-style-complex="normal" fo:padding="0in" fo:border="none"/>
    </style:style>
    <style:style style:name="T83" style:family="text">
      <style:text-properties fo:font-variant="normal" fo:text-transform="none" fo:color="#555555" style:font-name="Consolas1" fo:font-size="12pt" fo:letter-spacing="normal" fo:font-style="normal" style:text-underline-style="none" fo:font-weight="normal" officeooo:rsid="00243f88" fo:background-color="#eeeeee" loext:char-shading-value="0" style:font-size-asian="12pt" style:font-style-asian="normal" style:font-size-complex="12pt" style:font-style-complex="normal" fo:padding="0in" fo:border="none"/>
    </style:style>
    <style:style style:name="T84" style:family="text">
      <style:text-properties fo:font-variant="normal" fo:text-transform="none" fo:color="#555555" style:font-name="Consolas1" fo:font-size="12pt" fo:letter-spacing="normal" fo:font-style="normal" style:text-underline-style="none" fo:font-weight="normal" officeooo:rsid="002b0121" fo:background-color="#eeeeee" loext:char-shading-value="0" style:font-size-asian="12pt" style:font-style-asian="normal" style:font-size-complex="12pt" style:font-style-complex="normal" fo:padding="0in" fo:border="none"/>
    </style:style>
    <style:style style:name="T85" style:family="text">
      <style:text-properties fo:font-variant="normal" fo:text-transform="none" fo:color="#555555" style:font-name="Consolas1" fo:font-size="12pt" fo:letter-spacing="normal" fo:font-style="normal" style:text-underline-style="none" fo:font-weight="normal" fo:background-color="#eeeeee" loext:char-shading-value="0" style:font-size-asian="12pt" style:font-style-asian="normal" style:font-size-complex="12pt" style:font-style-complex="normal" fo:padding="0in" fo:border="none"/>
    </style:style>
    <style:style style:name="T86" style:family="text">
      <style:text-properties fo:font-variant="normal" fo:text-transform="none" fo:color="#555555" style:font-name="Consolas1" fo:font-size="12pt" fo:letter-spacing="normal" fo:font-style="normal" style:text-underline-style="none" fo:font-weight="bold" officeooo:rsid="0026bd6e" fo:background-color="#eeeeee" loext:char-shading-value="0" style:font-size-asian="12pt" style:font-style-asian="normal" style:font-weight-asian="bold" style:font-size-complex="12pt" style:font-style-complex="normal" style:font-weight-complex="bold" fo:padding="0in" fo:border="none"/>
    </style:style>
    <style:style style:name="T87" style:family="text">
      <style:text-properties fo:font-variant="normal" fo:text-transform="none" fo:color="#555555" style:font-name="Consolas1" fo:font-size="12pt" fo:letter-spacing="normal" fo:font-style="normal" style:text-underline-style="none" fo:font-weight="bold" officeooo:rsid="00243f88" fo:background-color="#eeeeee" loext:char-shading-value="0" style:font-size-asian="12pt" style:font-style-asian="normal" style:font-weight-asian="bold" style:font-size-complex="12pt" style:font-style-complex="normal" style:font-weight-complex="bold" fo:padding="0in" fo:border="none"/>
    </style:style>
    <style:style style:name="T88" style:family="text">
      <style:text-properties fo:color="#555555" style:font-name="Consolas1" fo:font-size="11.25pt" fo:font-style="italic" style:text-underline-style="none" fo:font-weight="bold" officeooo:rsid="00178778" fo:background-color="#eeeeee" loext:char-shading-value="0" style:font-size-asian="12pt" style:font-style-asian="italic" style:font-weight-asian="bold" style:font-size-complex="12pt" style:font-style-complex="italic" style:font-weight-complex="bold" fo:padding="0in" fo:border="none"/>
    </style:style>
    <style:style style:name="T89" style:family="text">
      <style:text-properties fo:color="#555555" style:font-name="Consolas1" fo:font-size="11.25pt" fo:font-style="italic" style:text-underline-style="none" fo:font-weight="bold" officeooo:rsid="000d7f32" fo:background-color="#eeeeee" loext:char-shading-value="0" style:font-size-asian="12pt" style:font-style-asian="italic" style:font-weight-asian="bold" style:font-size-complex="12pt" style:font-style-complex="italic" style:font-weight-complex="bold" fo:padding="0in" fo:border="none"/>
    </style:style>
    <style:style style:name="T90" style:family="text">
      <style:text-properties fo:color="#555555" style:font-name="Consolas1" fo:font-size="11.25pt" fo:font-weight="normal" fo:background-color="#eeeeee" loext:char-shading-value="0" fo:padding="0in" fo:border="none"/>
    </style:style>
    <style:style style:name="T91" style:family="text">
      <style:text-properties fo:color="#555555" style:font-name="Consolas1" fo:font-size="11.25pt" fo:font-weight="normal" officeooo:rsid="002babcb" fo:background-color="#eeeeee" loext:char-shading-value="0" fo:padding="0in" fo:border="none"/>
    </style:style>
    <style:style style:name="T92" style:family="text">
      <style:text-properties fo:color="#555555" style:font-name="Consolas1" fo:font-size="11.25pt" fo:font-weight="normal" officeooo:rsid="002d29c8" fo:background-color="#eeeeee" loext:char-shading-value="0" fo:padding="0in" fo:border="none"/>
    </style:style>
    <style:style style:name="T93" style:family="text">
      <style:text-properties fo:color="#555555" style:font-name="Consolas1" fo:font-style="normal" style:text-underline-style="none" officeooo:rsid="0022772e" fo:background-color="#eeeeee" loext:char-shading-value="0" style:font-style-asian="normal" style:font-style-complex="normal" fo:padding="0in" fo:border="none"/>
    </style:style>
    <style:style style:name="T94" style:family="text">
      <style:text-properties fo:color="#555555" style:font-name="Consolas1" fo:font-style="normal" style:text-underline-style="none" officeooo:rsid="001124da" fo:background-color="#eeeeee" loext:char-shading-value="0" style:font-style-asian="normal" style:font-style-complex="normal" fo:padding="0in" fo:border="none"/>
    </style:style>
    <style:style style:name="T95" style:family="text">
      <style:text-properties fo:color="#555555" style:font-name="Consolas1" fo:font-style="normal" style:text-underline-style="none" officeooo:rsid="002b0121" fo:background-color="#eeeeee" loext:char-shading-value="0" style:font-style-asian="normal" style:font-style-complex="normal" fo:padding="0in" fo:border="none"/>
    </style:style>
    <style:style style:name="T96" style:family="text">
      <style:text-properties officeooo:rsid="001af7f4"/>
    </style:style>
    <style:style style:name="T97" style:family="text">
      <style:text-properties officeooo:rsid="00243f88"/>
    </style:style>
    <style:style style:name="T98" style:family="text">
      <style:text-properties officeooo:rsid="00275cbd"/>
    </style:style>
    <style:style style:name="T99" style:family="text">
      <style:text-properties fo:color="#333333" style:font-name="Helvetica Neue" fo:font-size="12pt" fo:font-weight="normal"/>
    </style:style>
    <style:style style:name="T100" style:family="text">
      <style:text-properties fo:color="#333333" style:font-name="Helvetica Neue" fo:font-size="12pt" fo:font-weight="normal" officeooo:rsid="000ccd8a"/>
    </style:style>
    <style:style style:name="T101" style:family="text">
      <style:text-properties fo:color="#333333" style:font-name="Helvetica Neue" fo:font-size="12pt" fo:font-weight="normal" officeooo:rsid="002babcb"/>
    </style:style>
    <style:style style:name="T102" style:family="text">
      <style:text-properties officeooo:rsid="002f9c7c"/>
    </style:style>
    <style:style style:name="T103" style:family="text">
      <style:text-properties officeooo:rsid="0037f62e"/>
    </style:style>
    <style:style style:name="T104" style:family="text">
      <style:text-properties fo:font-style="normal"/>
    </style:style>
    <style:style style:name="T105" style:family="text">
      <style:text-properties fo:font-style="normal" style:font-style-asian="normal" style:font-style-complex="normal"/>
    </style:style>
    <style:style style:name="T106" style:family="text">
      <style:text-properties fo:font-style="normal" officeooo:rsid="0021c89b"/>
    </style:style>
    <style:style style:name="T107" style:family="text">
      <style:text-properties fo:font-style="normal" officeooo:rsid="0022772e"/>
    </style:style>
    <style:style style:name="T108" style:family="text">
      <style:text-properties fo:font-style="normal" officeooo:rsid="000ffa65"/>
    </style:style>
    <style:style style:name="T109" style:family="text">
      <style:text-properties fo:font-style="normal" officeooo:rsid="0010ba5a"/>
    </style:style>
    <style:style style:name="T110" style:family="text">
      <style:text-properties fo:font-style="normal" officeooo:rsid="001124da"/>
    </style:style>
    <style:style style:name="T111" style:family="text">
      <style:text-properties fo:font-style="normal" officeooo:rsid="000e6861"/>
    </style:style>
    <style:style style:name="T112" style:family="text">
      <style:text-properties fo:font-style="normal" officeooo:rsid="001fe8e0"/>
    </style:style>
    <style:style style:name="T113" style:family="text">
      <style:text-properties fo:font-style="normal" officeooo:rsid="0037f62e"/>
    </style:style>
    <style:style style:name="T114" style:family="text">
      <style:text-properties fo:font-style="normal" officeooo:rsid="003874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Sublime recommended settings</text:h>
      <text:p text:style-name="P32"><text:span text:style-name="T38">For </text:span><text:span text:style-name="T39">the</text:span><text:span text:style-name="T38"> </text:span><text:span text:style-name="T26">recommended </text:span><text:span text:style-name="T27">settings </text:span><text:span text:style-name="T28">to our project – Replay, </text:span><text:span text:style-name="T30">please add the following settings simply by o</text:span><text:span text:style-name="T24">pen</text:span><text:span text:style-name="T38">ing</text:span><text:span text:style-name="T24"> the </text:span><text:span text:style-name="Source_20_Text"><text:span text:style-name="T75">Packages/User/Preferences.sublime-settings</text:span></text:span><text:span text:style-name="T24"> file (</text:span><text:span text:style-name="Source_20_Text"><text:span text:style-name="T76">Preferences → S</text:span></text:span><text:span text:style-name="Source_20_Text"><text:span text:style-name="T75">etting – </text:span></text:span><text:span text:style-name="Source_20_Text"><text:span text:style-name="T76">User</text:span></text:span><text:span text:style-name="T24">) and </text:span><text:span text:style-name="T38">copy there</text:span><text:span text:style-name="T24">:</text:span></text:p>
      <text:p text:style-name="P34"/>
      <text:p text:style-name="P34">{ </text:p>
      <text:p text:style-name="P34"><text:tab/>"word_wrap": false, </text:p>
      <text:p text:style-name="P34"><text:tab/>"tab_size": 4, </text:p>
      <text:p text:style-name="P34"><text:tab/>"detect_indentation": false, </text:p>
      <text:p text:style-name="P34"><text:tab/>"translate_tabs_to_spaces": false, </text:p>
      <text:p text:style-name="P34"><text:tab/>"trim_trailing_white_space_on_save": true, </text:p>
      <text:p text:style-name="P34"><text:tab/>"ensure_newline_at_eof_on_save": true </text:p>
      <text:p text:style-name="P34">} </text:p>
      <text:p text:style-name="P33"/>
      <text:p text:style-name="P36">HTML-CSS-JS Prettify</text:p>
      <text:h text:style-name="P28" text:outline-level="2">installation:</text:h>
      <text:list xml:id="list4066400147489078769" text:style-name="L1">
        <text:list-item>
          <text:p text:style-name="P37"><text:span text:style-name="T19">Within Sublime Text, bring up the </text:span><text:a xlink:type="simple" xlink:href="http://docs.sublimetext.info/en/sublime-text-3/extensibility/command_palette.html"><text:span text:style-name="T70">Command Palette</text:span></text:a><text:span text:style-name="T19"> </text:span><text:span text:style-name="T1">(</text:span><text:span text:style-name="Source_20_Text"><text:span text:style-name="T16">cmd+shift+p </text:span></text:span><text:span text:style-name="T1">on Mac OS X, </text:span><text:span text:style-name="Source_20_Text"><text:span text:style-name="T16">ctrl+shift+p </text:span></text:span><text:span text:style-name="T1">on Linux/Windows).</text:span></text:p>
        </text:list-item>
        <text:list-item>
          <text:p text:style-name="P37"><text:span text:style-name="T20">T</text:span><text:span text:style-name="T19">y</text:span><text:span text:style-name="T1">pe </text:span><text:span text:style-name="Source_20_Text"><text:span text:style-name="T16">install </text:span></text:span><text:span text:style-name="T1">and select </text:span><text:span text:style-name="Source_20_Text"><text:span text:style-name="T16">Package Control: Install Package </text:span></text:span><text:span text:style-name="T1">from the Command Palette. There will be a pause of a few seconds while Package Control</text:span><text:span text:style-name="T19"> fetches the list of available </text:span><text:span text:style-name="T1">packages.</text:span></text:p>
        </text:list-item>
        <text:list-item>
          <text:p text:style-name="P37"><text:span text:style-name="T2">When the list of available packages appears, type </text:span><text:span text:style-name="Source_20_Text"><text:span text:style-name="T17">prettify</text:span></text:span><text:span text:style-name="Source_20_Text"><text:span text:style-name="T18"> </text:span></text:span><text:span text:style-name="T2">and select </text:span><text:span text:style-name="Source_20_Text"><text:span text:style-name="T17">HTML-CSS-JS Prettify</text:span></text:span><text:span text:style-name="T2">.</text:span></text:p>
        </text:list-item>
      </text:list>
      <text:p text:style-name="P31"/>
      <text:h text:style-name="P29" text:outline-level="2">Usage:</text:h>
      <text:p text:style-name="P12"><text:span text:style-name="T21">U</text:span><text:span text:style-name="T19">se </text:span><text:span text:style-name="Source_20_Text"><text:span text:style-name="T71">Ctrl+Shift+H</text:span></text:span><text:span text:style-name="T19"> </text:span><text:span text:style-name="T21">(or </text:span><text:span text:style-name="Source_20_Text"><text:span text:style-name="T72">Cmd+Shift+H</text:span></text:span><text:span text:style-name="T21"> if you're on a Mac)</text:span><text:span text:style-name="T19"> for formating.</text:span></text:p>
      <text:p text:style-name="P13"/>
      <text:p text:style-name="P8"><text:span text:style-name="T21">To s</text:span><text:span text:style-name="T19">et up your own key combo for this, go to </text:span><text:span text:style-name="Source_20_Text"><text:span text:style-name="T76">Preferences → Key Bindings - User</text:span></text:span><text:span text:style-name="T19">, and adding a command in that array: <text:s/></text:span><text:span text:style-name="Source_20_Text"><text:span text:style-name="T73">{ "keys": ["super+shift+h"], "command": "htmlprettify" }</text:span></text:span><text:span text:style-name="Source_20_Text"><text:span text:style-name="T80">. </text:span></text:span><text:span text:style-name="T19">You can use any other command you want, thought most of them are already taken.</text:span></text:p>
      <text:h text:style-name="P5" text:outline-level="2"><text:soft-page-break/>Oh noez, command not found:</text:h>
      <text:p text:style-name="P7"><text:span text:style-name="T22">If you get an error </text:span><text:span text:style-name="Source_20_Text"><text:span text:style-name="T73">sh: node: command not found</text:span></text:span><text:span text:style-name="T22"> or </text:span><text:span text:style-name="T37">something </text:span><text:span text:style-name="T22">similar, you don't have node in the right path. Try setting the absolute path to node in </text:span><text:span text:style-name="Source_20_Text"><text:span text:style-name="T73">HTMLPrettify.sublime-settings</text:span></text:span><text:span text:style-name="Source_20_Text"><text:span text:style-name="T23">.</text:span></text:span></text:p>
      <text:list xml:id="list7072584398027172017" text:style-name="L2">
        <text:list-item>
          <text:p text:style-name="P48"><text:span text:style-name="Source_20_Text"><text:span text:style-name="T71">Ctrl+Shift+P</text:span></text:span><text:span text:style-name="T19"> or </text:span><text:span text:style-name="Source_20_Text"><text:span text:style-name="T71">Cmd+Shift+P</text:span></text:span><text:span text:style-name="T19"> in Linux/Windows/OS X</text:span></text:p>
        </text:list-item>
        <text:list-item>
          <text:p text:style-name="P48"><text:span text:style-name="T19">type </text:span><text:span text:style-name="Source_20_Text"><text:span text:style-name="T71">htmlprettify</text:span></text:span><text:span text:style-name="T19">, select </text:span><text:span text:style-name="Source_20_Text"><text:span text:style-name="T71">Set </text:span></text:span><text:span text:style-name="Source_20_Text"><text:span text:style-name="T74">`</text:span></text:span><text:span text:style-name="Source_20_Text"><text:span text:style-name="T71">node</text:span></text:span><text:span text:style-name="Source_20_Text"><text:span text:style-name="T74">`</text:span></text:span><text:span text:style-name="Source_20_Text"><text:span text:style-name="T71"> Path</text:span></text:span></text:p>
        </text:list-item>
      </text:list>
      <text:p text:style-name="P6"><text:span text:style-name="T19">Simply using </text:span><text:span text:style-name="Source_20_Text"><text:span text:style-name="T71">node</text:span></text:span><text:span text:style-name="T19"> without specifying a path sometimes doesn't work :(</text:span></text:p>
      <text:p text:style-name="P7"><text:span text:style-name="T22">For example, on Linux the path could be in </text:span><text:span text:style-name="Source_20_Text"><text:span text:style-name="T73">/home/&lt;user&gt;/.nvm/versions/&lt;node version&gt;/bin/node</text:span></text:span><text:span text:style-name="T22">.</text:span></text:p>
      <text:p text:style-name="P16"><text:span text:style-name="T44">Y</text:span><text:span text:style-name="T19">ou can find the </text:span><text:span text:style-name="T44">node</text:span><text:span text:style-name="T19"> path </text:span><text:span text:style-name="T44">(</text:span><text:span text:style-name="T19">On Linux</text:span><text:span text:style-name="T44">) by using</text:span><text:span text:style-name="T19"> the command <text:s/></text:span><text:span text:style-name="Source_20_Text"><text:span text:style-name="T71">which node</text:span></text:span><text:span text:style-name="T19"> in the terminal.</text:span></text:p>
      <text:p text:style-name="P11"/>
      <text:p text:style-name="P11"/>
      <text:p text:style-name="P11"/>
      <text:h text:style-name="P26" text:outline-level="2"><text:span text:style-name="T13">Sublime</text:span><text:span text:style-name="T14">Linter</text:span></text:h>
      <text:h text:style-name="P2" text:outline-level="2">SublimeLinter installation:</text:h>
      <text:list xml:id="list5121884293544344190" text:style-name="L3">
        <text:list-item>
          <text:p text:style-name="P38"><text:span text:style-name="T19">Within Sublime Text, bring up the </text:span><text:a xlink:type="simple" xlink:href="http://docs.sublimetext.info/en/sublime-text-3/extensibility/command_palette.html"><text:span text:style-name="T70">Command Palette</text:span></text:a><text:span text:style-name="T19"> </text:span><text:span text:style-name="T1">(</text:span><text:span text:style-name="Source_20_Text"><text:span text:style-name="T16">cmd+shift+p </text:span></text:span><text:span text:style-name="T1">on Mac OS X, </text:span><text:span text:style-name="Source_20_Text"><text:span text:style-name="T16">ctrl+shift+p </text:span></text:span><text:span text:style-name="T1">on Linux/Windows).</text:span></text:p>
        </text:list-item>
        <text:list-item>
          <text:p text:style-name="P38"><text:span text:style-name="T20">T</text:span><text:span text:style-name="T19">y</text:span><text:span text:style-name="T1">pe </text:span><text:span text:style-name="Source_20_Text"><text:span text:style-name="T16">install </text:span></text:span><text:span text:style-name="T1">and select </text:span><text:span text:style-name="Source_20_Text"><text:span text:style-name="T16">Package Control: Install Package </text:span></text:span><text:span text:style-name="T1">from the Command Palette. There will be a pause of a few seconds while Package Control</text:span><text:span text:style-name="T19"> fetches the list of available </text:span><text:span text:style-name="T1">packages.</text:span></text:p>
        </text:list-item>
        <text:list-item>
          <text:p text:style-name="P42"><text:span text:style-name="T1">When the list of available packages appears, type </text:span><text:span text:style-name="Source_20_Text"><text:span text:style-name="T16">linter </text:span></text:span><text:span text:style-name="T1">and select </text:span><text:span text:style-name="Source_20_Text"><text:span text:style-name="T16">SublimeLinter</text:span></text:span><text:span text:style-name="T1">. </text:span><text:span text:style-name="Strong_20_Emphasis"><text:span text:style-name="T7">Note: </text:span></text:span><text:span text:style-name="T1">The github repository name is “SublimeLinter3”, but the plugin name remains “SublimeLinter”.</text:span></text:p>
        </text:list-item>
        <text:list-item>
          <text:p text:style-name="P42"><text:span text:style-name="T1">After a few seconds SublimeLinter will be installed and loaded. Depending on your setup, you may see some prompts from SublimeLinter. For more information on SublimeLinter’s startup actions, see </text:span><text:a xlink:type="simple" xlink:href="http://sublimelinter.readthedocs.io/en/latest/usage.html#startup-actions"><text:span text:style-name="T15">Startup actions</text:span></text:a><text:span text:style-name="T1">.</text:span></text:p>
        </text:list-item>
        <text:list-item>
          <text:p text:style-name="P44">You will see an install message. After reading the message, restart Sublime Text 3.</text:p>
        </text:list-item>
      </text:list>
      <text:p text:style-name="P35"/>
      <text:h text:style-name="P1" text:outline-level="2"><text:soft-page-break/>Installing Linter plugins:</text:h>
      <text:list xml:id="list2168792711861534835" text:style-name="L4">
        <text:list-item>
          <text:p text:style-name="P39"><text:span text:style-name="T19">Within Sublime Text, bring up the </text:span><text:a xlink:type="simple" xlink:href="http://docs.sublimetext.info/en/sublime-text-3/extensibility/command_palette.html"><text:span text:style-name="T70">Command Palette</text:span></text:a><text:span text:style-name="T19"> </text:span><text:span text:style-name="T1">(</text:span><text:span text:style-name="Source_20_Text"><text:span text:style-name="T16">cmd+shift+p </text:span></text:span><text:span text:style-name="T1">on Mac OS X, </text:span><text:span text:style-name="Source_20_Text"><text:span text:style-name="T16">ctrl+shift+p </text:span></text:span><text:span text:style-name="T1">on Linux/Windows).</text:span></text:p>
        </text:list-item>
        <text:list-item>
          <text:p text:style-name="P39"><text:span text:style-name="T20">T</text:span><text:span text:style-name="T19">y</text:span><text:span text:style-name="T1">pe </text:span><text:span text:style-name="Source_20_Text"><text:span text:style-name="T16">install </text:span></text:span><text:span text:style-name="T1">and select </text:span><text:span text:style-name="Source_20_Text"><text:span text:style-name="T16">Package Control: Install Package </text:span></text:span><text:span text:style-name="T1">from the Command Palette. There will be a pause of a few seconds while Package Control</text:span><text:span text:style-name="T19"> fetches the list of available </text:span><text:span text:style-name="T1">packages.</text:span></text:p>
        </text:list-item>
        <text:list-item>
          <text:p text:style-name="P43"><text:span text:style-name="T1">When the list of available packages appears, type </text:span><text:span text:style-name="Source_20_Text"><text:span text:style-name="T16">sublimelinter-</text:span></text:span><text:span text:style-name="T1">. You will see a list of plugins whose names begin with “SublimeLinter-”. Click on the plugin you wish to install. </text:span></text:p>
          <text:p text:style-name="P52"><text:span text:style-name="Source_20_Text"><text:span text:style-name="T88">For our project – Replay we need to install the ESLint plugin, the package name is: SublimeLinter-contrib-eslint</text:span></text:span><text:span text:style-name="Source_20_Text"><text:span text:style-name="T89">.</text:span></text:span></text:p>
        </text:list-item>
        <text:list-item>
          <text:p text:style-name="P45">After a few seconds the plugin will be installed and loaded. You will then see an install message with instructions on what you should do to complete the installation.</text:p>
        </text:list-item>
        <text:list-item>
          <text:p text:style-name="P39"><text:span text:style-name="T2">A</text:span><text:span text:style-name="T3">f</text:span><text:span text:style-name="T2">ter reading the instructions, restart Sublime Text 3.</text:span></text:p>
        </text:list-item>
      </text:list>
      <text:p text:style-name="P35"/>
      <text:h text:style-name="P27" text:outline-level="2"><text:span text:style-name="T12">Configure</text:span><text:span text:style-name="T11"> </text:span><text:span text:style-name="T10">SublimeLinter</text:span><text:span text:style-name="T11">:</text:span></text:h>
      <text:list xml:id="list6390695874602535733" text:style-name="L5">
        <text:list-item>
          <text:p text:style-name="P40"><text:span text:style-name="T31">O</text:span><text:span text:style-name="T24">pen the </text:span><text:span text:style-name="Source_20_Text"><text:span text:style-name="T77">SublimeLinter</text:span></text:span><text:span text:style-name="Source_20_Text"><text:span text:style-name="T75">.sublime-settings</text:span></text:span><text:span text:style-name="T24"> file </text:span><text:span text:style-name="T40">by</text:span><text:span text:style-name="T24"> </text:span><text:span text:style-name="T40">going to </text:span><text:span text:style-name="Source_20_Text"><text:span text:style-name="T77">Tools</text:span></text:span><text:span text:style-name="Source_20_Text"><text:span text:style-name="T76"> → </text:span></text:span><text:span text:style-name="Source_20_Text"><text:span text:style-name="T77">SublimeLinter → Open User </text:span></text:span><text:span text:style-name="Source_20_Text"><text:span text:style-name="T76">S</text:span></text:span><text:span text:style-name="Source_20_Text"><text:span text:style-name="T75">etting</text:span></text:span><text:span text:style-name="Source_20_Text"><text:span text:style-name="T77">s</text:span></text:span><text:span text:style-name="Source_20_Text"><text:span text:style-name="T75">.</text:span></text:span></text:p>
        </text:list-item>
        <text:list-item>
          <text:p text:style-name="P41"><text:span text:style-name="T24">A</text:span><text:span text:style-name="T40">dd the</text:span><text:span text:style-name="T22"> </text:span><text:span text:style-name="Source_20_Text"><text:span text:style-name="T73">node</text:span></text:span><text:span text:style-name="T22"> </text:span><text:span text:style-name="T40">PATH </text:span><text:span text:style-name="T41">under</text:span><text:span text:style-name="T40"> the “paths” section.</text:span></text:p>
          <text:p text:style-name="P41"><text:span text:style-name="T25">(On Linux you can find the path with the command <text:s/></text:span><text:span text:style-name="Source_20_Text"><text:span text:style-name="T78">which node</text:span></text:span><text:span text:style-name="T25"> in the terminal.)</text:span></text:p>
          <text:p text:style-name="P46">For example:</text:p>
          <text:p text:style-name="P47">"paths": { </text:p>
          <text:p text:style-name="P47"><text:s text:c="4"/>"linux": [ "~/.nvm/versions/node/v4.4.4/bin/" ], </text:p>
          <text:p text:style-name="P47"><text:tab/>"osx": [], </text:p>
          <text:p text:style-name="P47"><text:tab/>"windows": [], </text:p>
          <text:p text:style-name="P47">}</text:p>
        </text:list-item>
        <text:list-item>
          <text:p text:style-name="P41"><text:span text:style-name="T41">Make sure that the linter will run always in the background by the setting </text:span><text:span text:style-name="Source_20_Text"><text:span text:style-name="T79">"lint_mode": "background"</text:span></text:span><text:span text:style-name="T24"> </text:span></text:p>
        </text:list-item>
        <text:list-item>
          <text:p text:style-name="P49">Change the mark style setting to:</text:p>
          <text:p text:style-name="P50"><text:span text:style-name="Source_20_Text"><text:span text:style-name="T79">"mark_style": "squiggly underline"</text:span></text:span><text:span text:style-name="T41"> <text:s text:c="4"/></text:span></text:p>
        </text:list-item>
      </text:list>
      <text:h text:style-name="P30" text:outline-level="2"><text:soft-page-break/>Usage:</text:h>
      <text:p text:style-name="P14"><text:span text:style-name="T100">U</text:span><text:span text:style-name="T99">se </text:span><text:span text:style-name="Source_20_Text"><text:span text:style-name="T90">Ctrl+</text:span></text:span><text:span text:style-name="Source_20_Text"><text:span text:style-name="T91">K, L</text:span></text:span><text:span text:style-name="T99"> </text:span><text:span text:style-name="T101">to run the linter</text:span><text:span text:style-name="T99">.</text:span></text:p>
      <text:p text:style-name="P14"><text:span text:style-name="T100">U</text:span><text:span text:style-name="T99">se </text:span><text:span text:style-name="Source_20_Text"><text:span text:style-name="T90">Ctrl+</text:span></text:span><text:span text:style-name="Source_20_Text"><text:span text:style-name="T91">K, A</text:span></text:span><text:span text:style-name="T99"> </text:span><text:span text:style-name="T101">to show all errors</text:span><text:span text:style-name="T99">.</text:span></text:p>
      <text:p text:style-name="P14"><text:span text:style-name="T100">U</text:span><text:span text:style-name="T99">se </text:span><text:span text:style-name="Source_20_Text"><text:span text:style-name="T90">Ctrl+</text:span></text:span><text:span text:style-name="Source_20_Text"><text:span text:style-name="T91">K, N / </text:span></text:span><text:span text:style-name="Source_20_Text"><text:span text:style-name="T92">P</text:span></text:span><text:span text:style-name="T99"> </text:span><text:span text:style-name="T101">to go to next / previous error</text:span><text:span text:style-name="T99">.</text:span></text:p>
      <text:p text:style-name="P53"/>
      <text:p text:style-name="P59">Repository Configuration</text:p>
      <text:h text:style-name="P4" text:outline-level="2"><text:span text:style-name="T96">Configure package.json</text:span> <text:span text:style-name="T98">file</text:span>:</text:h>
      <text:p text:style-name="P10"><text:span text:style-name="T42">A</text:span><text:span text:style-name="T43">dd the </text:span><text:span text:style-name="T30">following </text:span><text:span text:style-name="T35">to the </text:span><text:span text:style-name="Source_20_Text"><text:span text:style-name="T83">package</text:span></text:span><text:span text:style-name="Source_20_Text"><text:span text:style-name="T82">.</text:span></text:span><text:span text:style-name="Source_20_Text"><text:span text:style-name="T83">json</text:span></text:span><text:span text:style-name="T35"> </text:span><text:span text:style-name="T4">file </text:span><text:span text:style-name="T5">of the </text:span><text:span text:style-name="T34">r</text:span><text:span text:style-name="T26">epository</text:span><text:span text:style-name="T6">:</text:span></text:p>
      <text:p text:style-name="P15"><text:span text:style-name="T62">Note:</text:span><text:span text:style-name="T63"> E</text:span><text:span text:style-name="T64">ach </text:span><text:span text:style-name="T65">r</text:span><text:span text:style-name="T66">epository </text:span><text:span text:style-name="T67">must have a </text:span><text:span text:style-name="T63">global</text:span><text:span text:style-name="T68"> </text:span><text:span text:style-name="T67">package.json </text:span><text:span text:style-name="T8">file </text:span><text:span text:style-name="T9">in the </text:span><text:span text:style-name="T69">root</text:span><text:span text:style-name="T66"> directory </text:span><text:span text:style-name="T63">of the repo</text:span><text:span text:style-name="T97">.</text:span></text:p>
      <text:p text:style-name="P9"/>
      <text:p text:style-name="P24">"devDependencies": { </text:p>
      <text:p text:style-name="P24"><text:tab/>"eslint": "^2.12.0", </text:p>
      <text:p text:style-name="P24"><text:tab/>"eslint-config-google": "^0.6.0", </text:p>
      <text:p text:style-name="P24"><text:tab/>"pre-commit": "^1.1.3" </text:p>
      <text:p text:style-name="P24">}, </text:p>
      <text:p text:style-name="P24">"scripts": { </text:p>
      <text:p text:style-name="P24"><text:tab/>"test": "echo \"Error: no test specified\" &amp;&amp; exit 1", </text:p>
      <text:p text:style-name="P25"><text:tab/>"lint": <text:span text:style-name="T102">"./lintStagedFiles.sh"</text:span>, </text:p>
      <text:p text:style-name="P24"><text:tab/>"lintAll": "eslint ." </text:p>
      <text:p text:style-name="P24">}, </text:p>
      <text:p text:style-name="P24">"pre-commit": { </text:p>
      <text:p text:style-name="P24"><text:tab/>"run": "lint", </text:p>
      <text:p text:style-name="P24"><text:tab/>"colors": true </text:p>
      <text:p text:style-name="P24">}</text:p>
      <text:p text:style-name="P17"/>
      <text:p text:style-name="P17"><text:span text:style-name="T46">D</text:span><text:span text:style-name="T45">on't forget to run </text:span><text:span text:style-name="Source_20_Text"><text:span text:style-name="T86">npm</text:span></text:span><text:span text:style-name="Source_20_Text"><text:span text:style-name="T87"> </text:span></text:span><text:span text:style-name="Source_20_Text"><text:span text:style-name="T86">install.</text:span></text:span></text:p>
      <text:p text:style-name="P17"/>
      <text:h text:style-name="P23" text:outline-level="2">Configure plugins:</text:h>
      <text:p text:style-name="P18"><text:span text:style-name="T33">For each </text:span><text:span text:style-name="T34">r</text:span><text:span text:style-name="T26">epository </text:span><text:span text:style-name="T34">in </text:span><text:span text:style-name="T28">our project - Replay</text:span><text:span text:style-name="T26"> </text:span><text:span text:style-name="T29">will have</text:span><text:span text:style-name="T34"> to c</text:span><text:span text:style-name="T27">opy </text:span><text:span text:style-name="T26">the give</text:span><text:span text:style-name="T34">n files </text:span><text:span text:style-name="T26"><text:s/></text:span><text:span text:style-name="Source_20_Text"><text:span text:style-name="T82">.j</text:span></text:span><text:span text:style-name="Source_20_Text"><text:span text:style-name="T81">sbeautifyrc </text:span></text:span><text:span text:style-name="Source_20_Text"><text:span text:style-name="T82">+</text:span></text:span><text:span text:style-name="Source_20_Text"><text:span text:style-name="T81"> </text:span></text:span><text:span text:style-name="Source_20_Text"><text:span text:style-name="T82">.eslintignore + .eslintrc.json </text:span></text:span><text:span text:style-name="Source_20_Text"><text:span text:style-name="T84">+ lintStagedFiles.sh</text:span></text:span><text:span text:style-name="T34"> in</text:span><text:span text:style-name="T26">to the </text:span><text:span text:style-name="T34">r</text:span><text:span text:style-name="T26">epository </text:span><text:span text:style-name="T32">root</text:span><text:span text:style-name="T26"> directory</text:span><text:span text:style-name="T27"> (</text:span><text:span text:style-name="T29">If they</text:span><text:span text:style-name="T34"> aren't</text:span><text:span text:style-name="T29"> there already).</text:span></text:p>
      <text:p text:style-name="P19"/>
      <text:p text:style-name="P20"><text:soft-page-break/><text:span text:style-name="T60">Note </text:span><text:span text:style-name="T61">(just an explanation)</text:span><text:span text:style-name="T60">:</text:span><text:span text:style-name="T50"> </text:span></text:p>
      <text:p text:style-name="P21"><text:span text:style-name="T56">T</text:span><text:span text:style-name="T51">hous </text:span><text:span text:style-name="T55">first 3</text:span><text:span text:style-name="T51"> files </text:span><text:span text:style-name="T56">is for the sublime </text:span><text:span text:style-name="T52">plugin</text:span><text:span text:style-name="T51">s </text:span><text:span text:style-name="T57">we install</text:span><text:span text:style-name="T51">, </text:span><text:span text:style-name="T56">and the last one is </text:span><text:span text:style-name="T57">to run the eslint.</text:span><text:span text:style-name="T56"> </text:span></text:p>
      <text:p text:style-name="P21"><text:span text:style-name="T57">T</text:span><text:span text:style-name="T56">he</text:span><text:span text:style-name="T52"> plugin</text:span><text:span text:style-name="T51">s</text:span><text:span text:style-name="T52"> looks for </text:span><text:span text:style-name="T57">t</text:span><text:span text:style-name="T51">hous </text:span><text:span text:style-name="T49">options </text:span><text:span text:style-name="T57">(configuration) files</text:span><text:span text:style-name="T51"> </text:span><text:span text:style-name="T52">in </text:span><text:span text:style-name="T51">all of the </text:span><text:span text:style-name="T52">the </text:span><text:span text:style-name="T49">source file's parent directories. When one is found, it stops searching, and it uses those options along with the default ones. </text:span><text:span text:style-name="T50">So by adding the </text:span><text:span text:style-name="T53"><text:s/></text:span><text:span text:style-name="T48">the given </text:span><text:span text:style-name="T51">files</text:span><text:span text:style-name="T50"> the </text:span><text:span text:style-name="T48">recommended </text:span><text:span text:style-name="T53">settings </text:span><text:span text:style-name="T50">will be</text:span><text:span text:style-name="T53"> </text:span><text:span text:style-name="T50">used in all </text:span><text:span text:style-name="T51">of</text:span><text:span text:style-name="T50"> </text:span><text:span text:style-name="T49">source </text:span><text:span text:style-name="T54">files inside </text:span><text:span text:style-name="T50">the </text:span><text:span text:style-name="T51">r</text:span><text:span text:style-name="T48">epository.</text:span></text:p>
      <text:p text:style-name="P22"><text:span text:style-name="T48">T</text:span><text:span text:style-name="T47">he last file – </text:span><text:span text:style-name="Source_20_Text"><text:span text:style-name="T85">lintStagedFiles.sh</text:span></text:span><text:span text:style-name="T47"> – is </text:span><text:span text:style-name="T58">just a simple</text:span><text:span text:style-name="T47"> script that runs eslint on all </text:span><text:span text:style-name="T58">the </text:span><text:span text:style-name="T47">staged files.</text:span></text:p>
      <text:p text:style-name="P20"/>
      <text:p text:style-name="P54"/>
      <text:p text:style-name="P60"><text:span text:style-name="T103">Style Guide</text:span></text:p>
      <text:p text:style-name="P58"><text:span text:style-name="T36">Please refer to:</text:span></text:p>
      <text:list xml:id="list4588120617931215572" text:style-name="L6">
        <text:list-item>
          <text:p text:style-name="P51"><text:a xlink:type="simple" xlink:href="https://google.github.io/styleguide/javascriptguide.xml#Deferred_initialization">Google JavaScript Style Guide</text:a></text:p>
        </text:list-item>
        <text:list-item>
          <text:p text:style-name="P51"><text:a xlink:type="simple" xlink:href="http://nodeguide.com/style.html">Felix's Node.js Style Guide</text:a></text:p>
        </text:list-item>
        <text:list-item>
          <text:p text:style-name="P51"><text:a xlink:type="simple" xlink:href="http://airbnb.io/javascript/">Airbnb JavaScript Style Guide</text:a></text:p>
        </text:list-item>
      </text:list>
      <text:p text:style-name="P55"/>
      <text:p text:style-name="P57"><text:span text:style-name="T114">In our project we will use rules based on Google's style guide, with some modification to ease on us the harsh rules </text:span><text:span text:style-name="T104">of Google</text:span><text:span text:style-name="T114">...</text:span>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'Driod Sans Mono', monospace"/>
    <style:font-face style:name="Helvetica Neue" svg:font-family="'Helvetica Neue', Helvetica, 'Segoe UI', Arial, freesans, sans-serif, 'Apple Color Emoji', 'Segoe UI Emoji', 'Segoe UI Symbol'"/>
    <style:font-face style:name="Lato" svg:font-family="Lato, proxima-nova, 'Helvetica Neue', Arial, sans-serif"/>
    <style:font-face style:name="Roboto Slab" svg:font-family="'Roboto Slab', ff-tisa-web-pro, Georgia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0:25:48.397405179</meta:creation-date>
    <meta:generator>LibreOffice/4.2.8.2$Linux_X86_64 LibreOffice_project/420m0$Build-2</meta:generator>
    <dc:date>2016-06-23T12:56:56.900452591</dc:date>
    <meta:editing-duration>PT3H58M57S</meta:editing-duration>
    <meta:editing-cycles>53</meta:editing-cycles>
    <meta:document-statistic meta:table-count="0" meta:image-count="0" meta:object-count="0" meta:page-count="5" meta:paragraph-count="87" meta:word-count="865" meta:character-count="5569" meta:non-whitespace-character-count="4749"/>
  </office:meta>
</office:document-meta>
</file>